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957cm" fo:min-width="22.487cm"/>
    </style:style>
    <style:style style:name="gr2" style:family="graphic" style:parent-style-name="standard">
      <style:graphic-properties draw:textarea-horizontal-align="justify" draw:textarea-vertical-align="middle" draw:auto-grow-height="false" fo:min-height="1.19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4.522cm" fo:min-width="2.421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0.164cm" fo:min-width="3.69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2.987cm" svg:height="5.207cm" svg:x="5.064cm" svg:y="5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" draw:id="id1" draw:layer="layout" svg:width="4.318cm" svg:height="1.44cm" svg:x="8.239cm" svg:y="7.604cm">
            <draw:glue-point draw:id="4" svg:x="5.002cm" svg:y="0.486cm"/>
            <draw:glue-point draw:id="5" svg:x="5.002cm" svg:y="-0.437cm"/>
            <text:p text:style-name="P2"><text:span text:style-name="T1">VPL Samp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2" draw:id="id2" draw:layer="layout" svg:width="4.318cm" svg:height="1.44cm" svg:x="13.827cm" svg:y="5.953cm">
            <draw:glue-point draw:id="4" svg:x="5.002cm" svg:y="-0.138cm" draw:escape-direction="right"/>
            <draw:glue-point draw:id="5" svg:x="-5cm" svg:y="-1.27cm"/>
            <draw:glue-point draw:id="6" svg:x="-5cm" svg:y="1.069cm"/>
            <text:p text:style-name="P2"><text:span text:style-name="T1">Clustered</text:span></text:p>
            <text:p text:style-name="P2"><text:span text:style-name="T1">Sh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3" draw:id="id3" draw:layer="layout" svg:width="4.318cm" svg:height="1.44cm" svg:x="13.827cm" svg:y="9.255cm">
            <draw:glue-point draw:id="4" svg:x="5.002cm" svg:y="-0.138cm" draw:escape-direction="right"/>
            <text:p text:style-name="P2"><text:span text:style-name="T1">Visibility</text:span></text:p>
            <text:p text:style-name="P2"><text:span text:style-name="T1">Compu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4" draw:id="id4" draw:layer="layout" svg:width="2.921cm" svg:height="4.772cm" svg:x="19.288cm" svg:y="5.923cm">
            <draw:glue-point draw:id="4" svg:x="5.002cm" svg:y="-0.138cm" draw:escape-direction="right"/>
            <draw:glue-point draw:id="5" svg:x="-3.693cm" svg:y="-0.531cm"/>
            <text:p text:style-name="P2"><text:span text:style-name="T1">Final</text:span></text:p>
            <text:p text:style-name="P2"><text:span text:style-name="T1">Gath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5" draw:id="id5" draw:layer="layout" svg:width="4.318cm" svg:height="1.44cm" svg:x="23.225cm" svg:y="7.52cm">
            <draw:glue-point draw:id="4" svg:x="5.002cm" svg:y="-0.138cm" draw:escape-direction="right"/>
            <text:p text:style-name="P2"><text:span text:style-name="T1">Bilateral</text:span></text:p>
            <text:p text:style-name="P2"><text:span text:style-name="T1">Blu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line-skew="-0.127cm" svg:x1="12.557cm" svg:y1="8.262cm" svg:x2="13.827cm" svg:y2="6.826cm" draw:start-shape="id1" draw:start-glue-point="5" draw:end-shape="id2" draw:end-glue-point="6" svg:d="M12557 8262h508v-1436h762" svg:viewBox="0 0 1271 1437">
            <text:p/>
          </draw:connector>
          <draw:connector draw:style-name="gr5" draw:text-style-name="P4" draw:layer="layout" draw:line-skew="-0.127cm" svg:x1="12.557cm" svg:y1="8.393cm" svg:x2="13.827cm" svg:y2="9.975cm" draw:start-shape="id1" draw:start-glue-point="4" draw:end-shape="id3" draw:end-glue-point="3" svg:d="M12557 8393h508v1582h762" svg:viewBox="0 0 1271 1583">
            <text:p/>
          </draw:connector>
          <draw:connector draw:style-name="gr4" draw:text-style-name="P4" draw:layer="layout" svg:x1="22.209cm" svg:y1="8.244cm" svg:x2="23.225cm" svg:y2="8.24cm" draw:start-shape="id4" draw:start-glue-point="4" draw:end-shape="id5" draw:end-glue-point="3" svg:d="M22209 8244h508v-4h508" svg:viewBox="0 0 1017 5">
            <text:p/>
          </draw:connector>
          <draw:line draw:style-name="gr4" draw:text-style-name="P4" draw:layer="layout" svg:x1="18.145cm" svg:y1="9.933cm" svg:x2="19.288cm" svg:y2="9.933cm">
            <text:p/>
          </draw:line>
          <draw:line draw:style-name="gr4" draw:text-style-name="P4" draw:layer="layout" svg:x1="18.145cm" svg:y1="6.631cm" svg:x2="19.288cm" svg:y2="6.631cm">
            <text:p/>
          </draw:line>
          <draw:line draw:style-name="gr4" draw:text-style-name="P4" draw:layer="layout" svg:x1="12.557cm" svg:y1="8.326cm" svg:x2="19.288cm" svg:y2="8.326cm">
            <text:p/>
          </draw:line>
          <draw:frame draw:style-name="gr6" draw:text-style-name="P5" draw:layer="layout" svg:width="6.731cm" svg:height="1.673cm" svg:x="5.064cm" svg:y="5.804cm">
            <draw:text-box>
              <text:p>Global Illumination</text:p>
            </draw:text-box>
          </draw:frame>
        </draw:g>
        <draw:custom-shape draw:style-name="gr2" draw:text-style-name="P3" xml:id="id7" draw:id="id7" draw:layer="layout" svg:width="4.318cm" svg:height="1.44cm" svg:x="2.905cm" svg:y="3.413cm">
          <draw:glue-point draw:id="4" svg:x="5.002cm" svg:y="-0.138cm" draw:escape-direction="right"/>
          <text:p text:style-name="P2"><text:span text:style-name="T1">G-Buffer</text:span></text:p>
          <text:p text:style-name="P2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4.318cm" svg:height="1.44cm" svg:x="13.954cm" svg:y="2.016cm">
          <draw:glue-point draw:id="4" svg:x="5.002cm" svg:y="-0.138cm" draw:escape-direction="right"/>
          <text:p text:style-name="P2"><text:span text:style-name="T1">SS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4.191cm" svg:height="10.414cm" svg:x="28.813cm" svg:y="2.186cm">
          <draw:glue-point draw:id="4" svg:x="5.002cm" svg:y="-0.138cm" draw:escape-direction="right"/>
          <draw:glue-point draw:id="5" svg:x="-5.003cm" svg:y="4.227cm"/>
          <text:p text:style-name="P2"><text:span text:style-name="T1">Combine</text:span></text:p>
          <text:p text:style-name="P2"><text:span text:style-name="T1">+ direct lighting</text:span></text:p>
          <text:p text:style-name="P2"><text:span text:style-name="T1">+ Tone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4.318cm" svg:height="1.44cm" svg:x="2.932cm" svg:y="7.604cm">
          <draw:glue-point draw:id="4" svg:x="5.002cm" svg:y="-0.138cm" draw:escape-direction="right"/>
          <draw:glue-point draw:id="5" svg:x="-2.415cm" svg:y="5.006cm" draw:escape-direction="down"/>
          <text:p text:style-name="P2"><text:span text:style-name="T1">R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25cm" svg:y1="8.305cm" svg:x2="8.239cm" svg:y2="8.324cm" draw:start-shape="id6" draw:start-glue-point="4" draw:end-shape="id1" draw:end-glue-point="3" svg:d="M7250 8305h495v19h494" svg:viewBox="0 0 990 20">
          <text:p/>
        </draw:connector>
        <draw:connector draw:style-name="gr4" draw:text-style-name="P4" draw:layer="layout" draw:line-skew="2.54cm" svg:x1="7.223cm" svg:y1="4.114cm" svg:x2="13.827cm" svg:y2="6.491cm" draw:start-shape="id7" draw:start-glue-point="4" draw:end-shape="id2" draw:end-glue-point="5" svg:d="M7223 4114h5842v2377h762" svg:viewBox="0 0 6605 2378">
          <text:p/>
        </draw:connector>
        <draw:connector draw:style-name="gr4" draw:text-style-name="P4" draw:layer="layout" svg:x1="7.223cm" svg:y1="4.114cm" svg:x2="20.748cm" svg:y2="5.923cm" draw:start-shape="id7" draw:start-glue-point="4" draw:end-shape="id4" draw:end-glue-point="0" svg:d="M7223 4114h13525v1809" svg:viewBox="0 0 13526 1810">
          <text:p/>
        </draw:connector>
        <draw:connector draw:style-name="gr4" draw:text-style-name="P4" draw:layer="layout" draw:line-skew="2.476cm" svg:x1="7.223cm" svg:y1="4.114cm" svg:x2="13.954cm" svg:y2="2.736cm" draw:start-shape="id7" draw:start-glue-point="4" draw:end-shape="id8" draw:end-glue-point="3" svg:d="M7223 4114h5842v-1378h889" svg:viewBox="0 0 6732 1379">
          <text:p/>
        </draw:connector>
        <draw:line draw:style-name="gr4" draw:text-style-name="P4" draw:layer="layout" svg:x1="18.272cm" svg:y1="2.694cm" svg:x2="28.813cm" svg:y2="2.694cm">
          <text:p/>
        </draw:line>
        <draw:line draw:style-name="gr4" draw:text-style-name="P4" draw:layer="layout" svg:x1="8.747cm" svg:y1="4.091cm" svg:x2="28.813cm" svg:y2="4.091cm">
          <text:p/>
        </draw:line>
        <draw:line draw:style-name="gr4" draw:text-style-name="P4" draw:layer="layout" svg:x1="27.543cm" svg:y1="8.282cm" svg:x2="28.813cm" svg:y2="8.282cm">
          <text:p/>
        </draw:line>
        <draw:connector draw:style-name="gr4" draw:text-style-name="P4" draw:layer="layout" svg:x1="4.049cm" svg:y1="9.044cm" svg:x2="28.813cm" svg:y2="11.794cm" draw:start-shape="id6" draw:start-glue-point="5" draw:end-shape="id9" draw:end-glue-point="5" svg:d="M4049 9044v2750h24764" svg:viewBox="0 0 24765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3:33:35.759000000</meta:creation-date>
    <dc:date>2016-10-28T14:56:44.887000000</dc:date>
    <meta:editing-duration>PT21M41S</meta:editing-duration>
    <meta:editing-cycles>3</meta:editing-cycles>
    <meta:generator>LibreOffice/5.2.2.2$Windows_x86 LibreOffice_project/8f96e87c890bf8fa77463cd4b640a2312823f3ad</meta:generator>
    <meta:document-statistic meta:object-count="26"/>
  </office:meta>
</office:document-meta>
</file>